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575in"/>
    </style:style>
    <style:style style:name="co2" style:family="table-column">
      <style:table-column-properties fo:break-before="auto" style:column-width="0.7429in"/>
    </style:style>
    <style:style style:name="co3" style:family="table-column">
      <style:table-column-properties fo:break-before="auto" style:column-width="0.9602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2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0.039in" svg:height="5.8559in" svg:x="0in" svg:y="4.8594in">
            <draw:object draw:notify-on-update-of-ranges="Sheet1.A11:Sheet1.A11 Sheet1.B11:Sheet1.F11 Sheet1.A12:Sheet1.A12 Sheet1.B12:Sheet1.F12 Sheet1.A13:Sheet1.A13 Sheet1.B13:Sheet1.F13 Sheet1.A14:Sheet1.A14 Sheet1.B14:Sheet1.F14 Sheet1.A15:Sheet1.A15 Sheet1.B15:Sheet1.F15 Sheet1.A16:Sheet1.A16 Sheet1.B16:Sheet1.F16 Sheet1.A17:Sheet1.A17 Sheet1.B17:Sheet1.F17 Sheet1.A18:Sheet1.A18 Sheet1.B18:Sheet1.F1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OldSchool</text:p>
          </table:table-cell>
          <table:table-cell office:value-type="float" office:value="102">
            <text:p>102</text:p>
          </table:table-cell>
          <table:table-cell office:value-type="float" office:value="838">
            <text:p>838</text:p>
          </table:table-cell>
          <table:table-cell office:value-type="float" office:value="8139">
            <text:p>8139</text:p>
          </table:table-cell>
          <table:table-cell office:value-type="float" office:value="85943">
            <text:p>85943</text:p>
          </table:table-cell>
          <table:table-cell office:value-type="float" office:value="1290679">
            <text:p>1290679</text:p>
          </table:table-cell>
          <table:table-cell table:number-columns-repeated="1018"/>
        </table:table-row>
        <table:table-row table:style-name="ro1">
          <table:table-cell office:value-type="string">
            <text:p>OldSchoolSafe</text:p>
          </table:table-cell>
          <table:table-cell office:value-type="float" office:value="289">
            <text:p>289</text:p>
          </table:table-cell>
          <table:table-cell office:value-type="float" office:value="2234">
            <text:p>2234</text:p>
          </table:table-cell>
          <table:table-cell office:value-type="float" office:value="29199">
            <text:p>29199</text:p>
          </table:table-cell>
          <table:table-cell office:value-type="float" office:value="299872">
            <text:p>299872</text:p>
          </table:table-cell>
          <table:table-cell office:value-type="float" office:value="3664917">
            <text:p>3664917</text:p>
          </table:table-cell>
          <table:table-cell table:number-columns-repeated="1018"/>
        </table:table-row>
        <table:table-row table:style-name="ro1">
          <table:table-cell office:value-type="string">
            <text:p>Functional</text:p>
          </table:table-cell>
          <table:table-cell office:value-type="float" office:value="311">
            <text:p>311</text:p>
          </table:table-cell>
          <table:table-cell office:value-type="float" office:value="1765">
            <text:p>1765</text:p>
          </table:table-cell>
          <table:table-cell office:value-type="float" office:value="28846">
            <text:p>28846</text:p>
          </table:table-cell>
          <table:table-cell office:value-type="float" office:value="266236">
            <text:p>266236</text:p>
          </table:table-cell>
          <table:table-cell office:value-type="float" office:value="3782371">
            <text:p>3782371</text:p>
          </table:table-cell>
          <table:table-cell table:number-columns-repeated="1018"/>
        </table:table-row>
        <table:table-row table:style-name="ro1">
          <table:table-cell office:value-type="string">
            <text:p>Recurs</text:p>
          </table:table-cell>
          <table:table-cell office:value-type="float" office:value="167">
            <text:p>167</text:p>
          </table:table-cell>
          <table:table-cell office:value-type="float" office:value="1547">
            <text:p>1547</text:p>
          </table:table-cell>
          <table:table-cell office:value-type="float" office:value="16775">
            <text:p>16775</text:p>
          </table:table-cell>
          <table:table-cell office:value-type="float" office:value="215114">
            <text:p>215114</text:p>
          </table:table-cell>
          <table:table-cell office:value-type="float" office:value="3024442">
            <text:p>3024442</text:p>
          </table:table-cell>
          <table:table-cell table:number-columns-repeated="1018"/>
        </table:table-row>
        <table:table-row table:style-name="ro1">
          <table:table-cell office:value-type="string">
            <text:p>Reassign</text:p>
          </table:table-cell>
          <table:table-cell office:value-type="float" office:value="161">
            <text:p>161</text:p>
          </table:table-cell>
          <table:table-cell office:value-type="float" office:value="1632">
            <text:p>1632</text:p>
          </table:table-cell>
          <table:table-cell office:value-type="float" office:value="18163">
            <text:p>18163</text:p>
          </table:table-cell>
          <table:table-cell office:value-type="float" office:value="182654">
            <text:p>182654</text:p>
          </table:table-cell>
          <table:table-cell office:value-type="float" office:value="2285959">
            <text:p>2285959</text:p>
          </table:table-cell>
          <table:table-cell table:number-columns-repeated="1018"/>
        </table:table-row>
        <table:table-row table:style-name="ro1">
          <table:table-cell office:value-type="string">
            <text:p>Buffer</text:p>
          </table:table-cell>
          <table:table-cell office:value-type="float" office:value="441">
            <text:p>441</text:p>
          </table:table-cell>
          <table:table-cell office:value-type="float" office:value="4253">
            <text:p>4253</text:p>
          </table:table-cell>
          <table:table-cell office:value-type="float" office:value="43538">
            <text:p>43538</text:p>
          </table:table-cell>
          <table:table-cell office:value-type="float" office:value="433207">
            <text:p>433207</text:p>
          </table:table-cell>
          <table:table-cell office:value-type="float" office:value="4491427">
            <text:p>4491427</text:p>
          </table:table-cell>
          <table:table-cell table:number-columns-repeated="1018"/>
        </table:table-row>
        <table:table-row table:style-name="ro1">
          <table:table-cell office:value-type="string">
            <text:p>Buffer Safe</text:p>
          </table:table-cell>
          <table:table-cell office:value-type="float" office:value="554">
            <text:p>554</text:p>
          </table:table-cell>
          <table:table-cell office:value-type="float" office:value="4863">
            <text:p>4863</text:p>
          </table:table-cell>
          <table:table-cell office:value-type="float" office:value="62276">
            <text:p>62276</text:p>
          </table:table-cell>
          <table:table-cell office:value-type="float" office:value="594289">
            <text:p>594289</text:p>
          </table:table-cell>
          <table:table-cell office:value-type="float" office:value="6054193">
            <text:p>6054193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1000">
            <text:p>1000</text:p>
          </table:table-cell>
          <table:table-cell table:style-name="ce1" office:value-type="float" office:value="10000">
            <text:p>10000</text:p>
          </table:table-cell>
          <table:table-cell table:style-name="ce1" office:value-type="float" office:value="100000">
            <text:p>100000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OldSchool</text:p>
          </table:table-cell>
          <table:table-cell table:style-name="ce2" table:formula="of:=[.B2]/[.B$2]" office:value-type="float" office:value="1">
            <text:p>1.0</text:p>
          </table:table-cell>
          <table:table-cell table:style-name="ce2" table:formula="of:=[.C2]/[.C$2]" office:value-type="float" office:value="1">
            <text:p>1.0</text:p>
          </table:table-cell>
          <table:table-cell table:style-name="ce2" table:formula="of:=[.D2]/[.D$2]" office:value-type="float" office:value="1">
            <text:p>1.0</text:p>
          </table:table-cell>
          <table:table-cell table:style-name="ce2" table:formula="of:=[.E2]/[.E$2]" office:value-type="float" office:value="1">
            <text:p>1.0</text:p>
          </table:table-cell>
          <table:table-cell table:style-name="ce2" table:formula="of:=[.F2]/[.F$2]" office:value-type="float" office:value="1">
            <text:p>1.0</text:p>
          </table:table-cell>
          <table:table-cell table:number-columns-repeated="1018"/>
        </table:table-row>
        <table:table-row table:style-name="ro1">
          <table:table-cell office:value-type="string">
            <text:p>OldSchoolSafe</text:p>
          </table:table-cell>
          <table:table-cell table:style-name="ce2" table:formula="of:=[.B3]/[.B$2]" office:value-type="float" office:value="2.83333333333333">
            <text:p>2.8</text:p>
          </table:table-cell>
          <table:table-cell table:style-name="ce2" table:formula="of:=[.C3]/[.C$2]" office:value-type="float" office:value="2.66587112171838">
            <text:p>2.7</text:p>
          </table:table-cell>
          <table:table-cell table:style-name="ce2" table:formula="of:=[.D3]/[.D$2]" office:value-type="float" office:value="3.58754146701069">
            <text:p>3.6</text:p>
          </table:table-cell>
          <table:table-cell table:style-name="ce2" table:formula="of:=[.E3]/[.E$2]" office:value-type="float" office:value="3.48919632779866">
            <text:p>3.5</text:p>
          </table:table-cell>
          <table:table-cell table:style-name="ce2" table:formula="of:=[.F3]/[.F$2]" office:value-type="float" office:value="2.83952632684037">
            <text:p>2.8</text:p>
          </table:table-cell>
          <table:table-cell table:number-columns-repeated="1018"/>
        </table:table-row>
        <table:table-row table:style-name="ro1">
          <table:table-cell office:value-type="string">
            <text:p>Functional</text:p>
          </table:table-cell>
          <table:table-cell table:style-name="ce2" table:formula="of:=[.B4]/[.B$2]" office:value-type="float" office:value="3.04901960784314">
            <text:p>3.0</text:p>
          </table:table-cell>
          <table:table-cell table:style-name="ce2" table:formula="of:=[.C4]/[.C$2]" office:value-type="float" office:value="2.10620525059666">
            <text:p>2.1</text:p>
          </table:table-cell>
          <table:table-cell table:style-name="ce2" table:formula="of:=[.D4]/[.D$2]" office:value-type="float" office:value="3.54417004546013">
            <text:p>3.5</text:p>
          </table:table-cell>
          <table:table-cell table:style-name="ce2" table:formula="of:=[.E4]/[.E$2]" office:value-type="float" office:value="3.0978206485694">
            <text:p>3.1</text:p>
          </table:table-cell>
          <table:table-cell table:style-name="ce2" table:formula="of:=[.F4]/[.F$2]" office:value-type="float" office:value="2.93052803989218">
            <text:p>2.9</text:p>
          </table:table-cell>
          <table:table-cell table:number-columns-repeated="1018"/>
        </table:table-row>
        <table:table-row table:style-name="ro1">
          <table:table-cell office:value-type="string">
            <text:p>Recurs</text:p>
          </table:table-cell>
          <table:table-cell table:style-name="ce2" table:formula="of:=[.B5]/[.B$2]" office:value-type="float" office:value="1.63725490196078">
            <text:p>1.6</text:p>
          </table:table-cell>
          <table:table-cell table:style-name="ce2" table:formula="of:=[.C5]/[.C$2]" office:value-type="float" office:value="1.84606205250597">
            <text:p>1.8</text:p>
          </table:table-cell>
          <table:table-cell table:style-name="ce2" table:formula="of:=[.D5]/[.D$2]" office:value-type="float" office:value="2.06106401277798">
            <text:p>2.1</text:p>
          </table:table-cell>
          <table:table-cell table:style-name="ce2" table:formula="of:=[.E5]/[.E$2]" office:value-type="float" office:value="2.50298453626241">
            <text:p>2.5</text:p>
          </table:table-cell>
          <table:table-cell table:style-name="ce2" table:formula="of:=[.F5]/[.F$2]" office:value-type="float" office:value="2.34329527326314">
            <text:p>2.3</text:p>
          </table:table-cell>
          <table:table-cell table:number-columns-repeated="1018"/>
        </table:table-row>
        <table:table-row table:style-name="ro1">
          <table:table-cell office:value-type="string">
            <text:p>Reassign</text:p>
          </table:table-cell>
          <table:table-cell table:style-name="ce2" table:formula="of:=[.B6]/[.B$2]" office:value-type="float" office:value="1.57843137254902">
            <text:p>1.6</text:p>
          </table:table-cell>
          <table:table-cell table:style-name="ce2" table:formula="of:=[.C6]/[.C$2]" office:value-type="float" office:value="1.94749403341289">
            <text:p>1.9</text:p>
          </table:table-cell>
          <table:table-cell table:style-name="ce2" table:formula="of:=[.D6]/[.D$2]" office:value-type="float" office:value="2.23160093377565">
            <text:p>2.2</text:p>
          </table:table-cell>
          <table:table-cell table:style-name="ce2" table:formula="of:=[.E6]/[.E$2]" office:value-type="float" office:value="2.12529234492629">
            <text:p>2.1</text:p>
          </table:table-cell>
          <table:table-cell table:style-name="ce2" table:formula="of:=[.F6]/[.F$2]" office:value-type="float" office:value="1.77112899489339">
            <text:p>1.8</text:p>
          </table:table-cell>
          <table:table-cell table:number-columns-repeated="1018"/>
        </table:table-row>
        <table:table-row table:style-name="ro1">
          <table:table-cell office:value-type="string">
            <text:p>Buffer</text:p>
          </table:table-cell>
          <table:table-cell table:style-name="ce2" table:formula="of:=[.B7]/[.B$2]" office:value-type="float" office:value="4.32352941176471">
            <text:p>4.3</text:p>
          </table:table-cell>
          <table:table-cell table:style-name="ce2" table:formula="of:=[.C7]/[.C$2]" office:value-type="float" office:value="5.07517899761337">
            <text:p>5.1</text:p>
          </table:table-cell>
          <table:table-cell table:style-name="ce2" table:formula="of:=[.D7]/[.D$2]" office:value-type="float" office:value="5.34930581152476">
            <text:p>5.3</text:p>
          </table:table-cell>
          <table:table-cell table:style-name="ce2" table:formula="of:=[.E7]/[.E$2]" office:value-type="float" office:value="5.04063158139697">
            <text:p>5.0</text:p>
          </table:table-cell>
          <table:table-cell table:style-name="ce2" table:formula="of:=[.F7]/[.F$2]" office:value-type="float" office:value="3.47989469108895">
            <text:p>3.5</text:p>
          </table:table-cell>
          <table:table-cell table:number-columns-repeated="1018"/>
        </table:table-row>
        <table:table-row table:style-name="ro1">
          <table:table-cell office:value-type="string">
            <text:p>Buffer Safe</text:p>
          </table:table-cell>
          <table:table-cell table:style-name="ce2" table:formula="of:=[.B8]/[.B$2]" office:value-type="float" office:value="5.43137254901961">
            <text:p>5.4</text:p>
          </table:table-cell>
          <table:table-cell table:style-name="ce2" table:formula="of:=[.C8]/[.C$2]" office:value-type="float" office:value="5.80310262529833">
            <text:p>5.8</text:p>
          </table:table-cell>
          <table:table-cell table:style-name="ce2" table:formula="of:=[.D8]/[.D$2]" office:value-type="float" office:value="7.65155424499324">
            <text:p>7.7</text:p>
          </table:table-cell>
          <table:table-cell table:style-name="ce2" table:formula="of:=[.E8]/[.E$2]" office:value-type="float" office:value="6.91492035418824">
            <text:p>6.9</text:p>
          </table:table-cell>
          <table:table-cell table:style-name="ce2" table:formula="of:=[.F8]/[.F$2]" office:value-type="float" office:value="4.69070388531928">
            <text:p>4.7</text:p>
          </table:table-cell>
          <table:table-cell table:number-columns-repeated="1018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1:2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27T11:22:52</dc:date>
    <dc:creator>falcone </dc:creator>
    <meta:generator>LibreOffice/3.4$Unix LibreOffice_project/340m1$Build-402</meta:generator>
    <meta:editing-duration>PT9M16S</meta:editing-duration>
    <meta:editing-cycles>1</meta:editing-cycles>
    <meta:document-statistic meta:table-count="1" meta:cell-count="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0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fo:font-weight="bold" style:font-size-asian="9pt" style:font-size-complex="9pt"/>
    </style:style>
    <style:style style:name="ch6" style:family="chart" style:data-style-name="N12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20">
      <style:chart-properties chart:display-label="true" chart:logarithmic="false" chart:reverse-direction="false" text:line-break="false" chart:visible="fals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12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12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120">
      <style:chart-properties chart:symbol-type="named-symbol" chart:symbol-name="arrow-down" chart:symbol-width="0.25cm" chart:symbol-height="0.25cm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120">
      <style:chart-properties chart:symbol-type="named-symbol" chart:symbol-name="arrow-up" chart:symbol-width="0.25cm" chart:symbol-height="0.25cm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120">
      <style:chart-properties chart:symbol-type="named-symbol" chart:symbol-name="arrow-right" chart:symbol-width="0.25cm" chart:symbol-height="0.25cm"/>
      <style:graphic-properties draw:stroke="none" draw:fill-color="#7e0021" dr3d:edge-rounding="5%"/>
      <style:text-properties fo:font-size="10pt" style:font-size-asian="10pt" style:font-size-complex="10pt"/>
    </style:style>
    <style:style style:name="ch15" style:family="chart" style:data-style-name="N120">
      <style:graphic-properties draw:stroke="none" draw:fill-color="#83caff" dr3d:edge-rounding="5%"/>
      <style:text-properties fo:font-size="10pt" style:font-size-asian="10pt" style:font-size-complex="10pt"/>
    </style:style>
    <style:style style:name="ch16" style:family="chart" style:data-style-name="N120">
      <style:graphic-properties draw:stroke="none" draw:fill-color="#314004" dr3d:edge-rounding="5%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5.5cm" svg:height="14.875cm" xlink:href=".." xlink:type="simple" chart:class="chart:bar" chart:style-name="ch1">
        <chart:legend svg:x="2.207cm" svg:y="1.833cm" style:legend-expansion="custom" chartooo:width="2.847cm" chartooo:height="3.586cm" style:legend-expansion-aspect-ratio="0.793920803123257" chart:style-name="ch2"/>
        <chart:plot-area chart:style-name="ch3" table:cell-range-address="Sheet1.A11:Sheet1.F18" chart:data-source-has-labels="both" svg:x="0.96cm" svg:y="1.323cm" svg:width="23.623cm" svg:height="12.834cm">
          <chartooo:coordinate-region svg:x="1.687cm" svg:y="1.522cm" svg:width="22.896cm" svg:height="11.988cm"/>
          <chart:axis chart:dimension="x" chart:name="primary-x" chart:style-name="ch4" chartooo:axis-type="auto">
            <chartooo:date-scale/>
            <chart:title svg:x="11.729cm" svg:y="14.171cm" chart:style-name="ch5">
              <text:p>input size</text:p>
            </chart:title>
            <chart:categories table:cell-range-address="Sheet1.B11:Sheet1.F11"/>
          </chart:axis>
          <chart:axis chart:dimension="y" chart:name="primary-y" chart:style-name="ch6">
            <chart:title svg:x="0cm" svg:y="8.795cm" chart:style-name="ch7">
              <text:p>time folds</text:p>
            </chart:title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12:Sheet1.F12" chart:label-cell-address="Sheet1.A12:Sheet1.A12" chart:class="chart:bar">
            <chart:data-point chart:repeated="5"/>
          </chart:series>
          <chart:series chart:attached-axis="primary-y" chart:style-name="ch11" chart:values-cell-range-address="Sheet1.B13:Sheet1.F13" chart:label-cell-address="Sheet1.A13:Sheet1.A13" chart:class="chart:bar">
            <chart:data-point chart:repeated="5"/>
          </chart:series>
          <chart:series chart:attached-axis="primary-y" chart:style-name="ch12" chart:values-cell-range-address="Sheet1.B14:Sheet1.F14" chart:label-cell-address="Sheet1.A14:Sheet1.A14" chart:class="chart:bar">
            <chart:data-point chart:repeated="5"/>
          </chart:series>
          <chart:series chart:attached-axis="primary-y" chart:style-name="ch13" chart:values-cell-range-address="Sheet1.B15:Sheet1.F15" chart:label-cell-address="Sheet1.A15:Sheet1.A15" chart:class="chart:bar">
            <chart:data-point chart:repeated="5"/>
          </chart:series>
          <chart:series chart:attached-axis="primary-y" chart:style-name="ch14" chart:values-cell-range-address="Sheet1.B16:Sheet1.F16" chart:label-cell-address="Sheet1.A16:Sheet1.A16" chart:class="chart:bar">
            <chart:data-point chart:repeated="5"/>
          </chart:series>
          <chart:series chart:attached-axis="primary-y" chart:style-name="ch15" chart:values-cell-range-address="Sheet1.B17:Sheet1.F17" chart:label-cell-address="Sheet1.A17:Sheet1.A17" chart:class="chart:bar">
            <chart:data-point chart:repeated="5"/>
          </chart:series>
          <chart:series chart:attached-axis="primary-y" chart:style-name="ch16" chart:values-cell-range-address="Sheet1.B18:Sheet1.F18" chart:label-cell-address="Sheet1.A18:Sheet1.A18" chart:class="chart:bar">
            <chart:data-point chart:repeated="5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B11:Sheet1.F11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</table:table-row>
          </table:table-header-rows>
          <table:table-rows>
            <table:table-row>
              <table:table-cell office:value-type="string">
                <text:p>OldSchool</text:p>
                <draw:g>
                  <svg:desc>Sheet1.A12:Sheet1.A12</svg:desc>
                </draw:g>
              </table:table-cell>
              <table:table-cell office:value-type="float" office:value="1">
                <text:p>1</text:p>
                <draw:g>
                  <svg:desc>Sheet1.B12:Sheet1.F12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OldSchoolSafe</text:p>
                <draw:g>
                  <svg:desc>Sheet1.A13:Sheet1.A13</svg:desc>
                </draw:g>
              </table:table-cell>
              <table:table-cell office:value-type="float" office:value="2.83333333333333">
                <text:p>2.83333333333333</text:p>
                <draw:g>
                  <svg:desc>Sheet1.B13:Sheet1.F13</svg:desc>
                </draw:g>
              </table:table-cell>
              <table:table-cell office:value-type="float" office:value="2.66587112171838">
                <text:p>2.66587112171838</text:p>
              </table:table-cell>
              <table:table-cell office:value-type="float" office:value="3.58754146701069">
                <text:p>3.58754146701069</text:p>
              </table:table-cell>
              <table:table-cell office:value-type="float" office:value="3.48919632779866">
                <text:p>3.48919632779866</text:p>
              </table:table-cell>
              <table:table-cell office:value-type="float" office:value="2.83952632684037">
                <text:p>2.83952632684037</text:p>
              </table:table-cell>
            </table:table-row>
            <table:table-row>
              <table:table-cell office:value-type="string">
                <text:p>Functional</text:p>
                <draw:g>
                  <svg:desc>Sheet1.A14:Sheet1.A14</svg:desc>
                </draw:g>
              </table:table-cell>
              <table:table-cell office:value-type="float" office:value="3.04901960784314">
                <text:p>3.04901960784314</text:p>
                <draw:g>
                  <svg:desc>Sheet1.B14:Sheet1.F14</svg:desc>
                </draw:g>
              </table:table-cell>
              <table:table-cell office:value-type="float" office:value="2.10620525059666">
                <text:p>2.10620525059666</text:p>
              </table:table-cell>
              <table:table-cell office:value-type="float" office:value="3.54417004546013">
                <text:p>3.54417004546013</text:p>
              </table:table-cell>
              <table:table-cell office:value-type="float" office:value="3.0978206485694">
                <text:p>3.0978206485694</text:p>
              </table:table-cell>
              <table:table-cell office:value-type="float" office:value="2.93052803989218">
                <text:p>2.93052803989218</text:p>
              </table:table-cell>
            </table:table-row>
            <table:table-row>
              <table:table-cell office:value-type="string">
                <text:p>Recurs</text:p>
                <draw:g>
                  <svg:desc>Sheet1.A15:Sheet1.A15</svg:desc>
                </draw:g>
              </table:table-cell>
              <table:table-cell office:value-type="float" office:value="1.63725490196078">
                <text:p>1.63725490196078</text:p>
                <draw:g>
                  <svg:desc>Sheet1.B15:Sheet1.F15</svg:desc>
                </draw:g>
              </table:table-cell>
              <table:table-cell office:value-type="float" office:value="1.84606205250597">
                <text:p>1.84606205250597</text:p>
              </table:table-cell>
              <table:table-cell office:value-type="float" office:value="2.06106401277798">
                <text:p>2.06106401277798</text:p>
              </table:table-cell>
              <table:table-cell office:value-type="float" office:value="2.50298453626241">
                <text:p>2.50298453626241</text:p>
              </table:table-cell>
              <table:table-cell office:value-type="float" office:value="2.34329527326314">
                <text:p>2.34329527326314</text:p>
              </table:table-cell>
            </table:table-row>
            <table:table-row>
              <table:table-cell office:value-type="string">
                <text:p>Reassign</text:p>
                <draw:g>
                  <svg:desc>Sheet1.A16:Sheet1.A16</svg:desc>
                </draw:g>
              </table:table-cell>
              <table:table-cell office:value-type="float" office:value="1.57843137254902">
                <text:p>1.57843137254902</text:p>
                <draw:g>
                  <svg:desc>Sheet1.B16:Sheet1.F16</svg:desc>
                </draw:g>
              </table:table-cell>
              <table:table-cell office:value-type="float" office:value="1.94749403341289">
                <text:p>1.94749403341289</text:p>
              </table:table-cell>
              <table:table-cell office:value-type="float" office:value="2.23160093377565">
                <text:p>2.23160093377565</text:p>
              </table:table-cell>
              <table:table-cell office:value-type="float" office:value="2.12529234492629">
                <text:p>2.12529234492629</text:p>
              </table:table-cell>
              <table:table-cell office:value-type="float" office:value="1.77112899489339">
                <text:p>1.77112899489339</text:p>
              </table:table-cell>
            </table:table-row>
            <table:table-row>
              <table:table-cell office:value-type="string">
                <text:p>Buffer</text:p>
                <draw:g>
                  <svg:desc>Sheet1.A17:Sheet1.A17</svg:desc>
                </draw:g>
              </table:table-cell>
              <table:table-cell office:value-type="float" office:value="4.32352941176471">
                <text:p>4.32352941176471</text:p>
                <draw:g>
                  <svg:desc>Sheet1.B17:Sheet1.F17</svg:desc>
                </draw:g>
              </table:table-cell>
              <table:table-cell office:value-type="float" office:value="5.07517899761337">
                <text:p>5.07517899761337</text:p>
              </table:table-cell>
              <table:table-cell office:value-type="float" office:value="5.34930581152476">
                <text:p>5.34930581152476</text:p>
              </table:table-cell>
              <table:table-cell office:value-type="float" office:value="5.04063158139697">
                <text:p>5.04063158139697</text:p>
              </table:table-cell>
              <table:table-cell office:value-type="float" office:value="3.47989469108895">
                <text:p>3.47989469108895</text:p>
              </table:table-cell>
            </table:table-row>
            <table:table-row>
              <table:table-cell office:value-type="string">
                <text:p>Buffer Safe</text:p>
                <draw:g>
                  <svg:desc>Sheet1.A18:Sheet1.A18</svg:desc>
                </draw:g>
              </table:table-cell>
              <table:table-cell office:value-type="float" office:value="5.43137254901961">
                <text:p>5.43137254901961</text:p>
                <draw:g>
                  <svg:desc>Sheet1.B18:Sheet1.F18</svg:desc>
                </draw:g>
              </table:table-cell>
              <table:table-cell office:value-type="float" office:value="5.80310262529833">
                <text:p>5.80310262529833</text:p>
              </table:table-cell>
              <table:table-cell office:value-type="float" office:value="7.65155424499324">
                <text:p>7.65155424499324</text:p>
              </table:table-cell>
              <table:table-cell office:value-type="float" office:value="6.91492035418824">
                <text:p>6.91492035418824</text:p>
              </table:table-cell>
              <table:table-cell office:value-type="float" office:value="4.69070388531928">
                <text:p>4.690703885319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